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3" style:family="table-column">
      <style:table-column-properties fo:break-before="auto" style:column-width="0.7126in"/>
    </style:style>
    <style:style style:name="co4" style:family="table-column">
      <style:table-column-properties fo:break-before="auto" style:column-width="2.2437in"/>
    </style:style>
    <style:style style:name="co5" style:family="table-column">
      <style:table-column-properties fo:break-before="auto" style:column-width="3.2362in"/>
    </style:style>
    <style:style style:name="co6" style:family="table-column">
      <style:table-column-properties fo:break-before="auto" style:column-width="2.6165in"/>
    </style:style>
    <style:style style:name="co7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0.9134in"/>
    </style:style>
    <style:style style:name="co14" style:family="table-column">
      <style:table-column-properties fo:break-before="auto" style:column-width="0.8189in"/>
    </style:style>
    <style:style style:name="co15" style:family="table-column">
      <style:table-column-properties fo:break-before="auto" style:column-width="1.4047in"/>
    </style:style>
    <style:style style:name="co16" style:family="table-column">
      <style:table-column-properties fo:break-before="auto" style:column-width="1.9008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2.0756in"/>
    </style:style>
    <style:style style:name="co19" style:family="table-column">
      <style:table-column-properties fo:break-before="auto" style:column-width="2.5492in"/>
    </style:style>
    <style:style style:name="co20" style:family="table-column">
      <style:table-column-properties fo:break-before="auto" style:column-width="1.1201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7311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665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2.3425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1.8445in" fo:break-before="auto" style:use-optimal-row-height="true"/>
    </style:style>
    <style:style style:name="ro23" style:family="table-row">
      <style:table-row-properties style:row-height="1.5134in" fo:break-before="auto" style:use-optimal-row-height="true"/>
    </style:style>
    <style:style style:name="ro24" style:family="table-row">
      <style:table-row-properties style:row-height="0.5181in" fo:break-before="auto" style:use-optimal-row-height="true"/>
    </style:style>
    <style:style style:name="ro25" style:family="table-row">
      <style:table-row-properties style:row-height="1.3472in" fo:break-before="auto" style:use-optimal-row-height="true"/>
    </style:style>
    <style:style style:name="ro26" style:family="table-row">
      <style:table-row-properties style:row-height="1.1811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8" style:family="table-cell" style:parent-style-name="Default">
      <style:text-properties style:font-name="Arial" fo:font-size="10pt" fo:font-weight="bold" style:font-name-asian="Tahoma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3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3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ext-properties style:font-name="Arial" fo:font-size="10pt"/>
    </style:style>
    <style:style style:name="ce95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fo:wrap-option="wrap"/>
      <style:text-properties style:font-name="Arial" fo:font-size="10pt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2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28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2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3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46" style:family="table-cell" style:parent-style-name="Default">
      <style:table-cell-properties fo:background-color="#000080"/>
      <style:text-properties fo:color="#ffffff" fo:font-size="12pt" fo:font-weight="bold"/>
    </style:style>
    <style:style style:name="ce14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3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ＭＳ Ｐゴシック" style:font-name-complex="Tahoma1"/>
    </style:style>
    <style:style style:name="T8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Arial" style:font-name-asian="Tahoma" style:font-name-complex="Tahoma2"/>
    </style:style>
    <style:style style:name="T10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10" table:default-cell-style-name="ce30"/>
        <table:table-column table:style-name="co11" table:default-cell-style-name="ce30"/>
        <table:table-column table:style-name="co3" table:number-columns-repeated="248" table:default-cell-style-name="ce30"/>
        <table:table-column table:style-name="co3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4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31"/>
          <table:table-cell table:style-name="Default" table:number-columns-repeated="2"/>
          <table:table-cell table:style-name="ce31" table:number-columns-repeated="3"/>
          <table:table-cell table:number-columns-repeated="250"/>
        </table:table-row>
        <table:table-row table:style-name="ro2">
          <table:table-cell table:style-name="ce31"/>
          <table:table-cell table:style-name="Default" table:number-columns-repeated="2"/>
          <table:table-cell table:style-name="ce31" table:number-columns-repeated="3"/>
          <table:table-cell table:number-columns-repeated="250"/>
        </table:table-row>
        <table:table-row table:style-name="ro13">
          <table:table-cell table:style-name="ce31"/>
          <table:table-cell table:style-name="ce35" office:value-type="string">
            <text:p>User Stories Definition</text:p>
          </table:table-cell>
          <table:table-cell table:style-name="ce31" table:number-columns-repeated="4"/>
          <table:table-cell table:number-columns-repeated="250"/>
        </table:table-row>
        <table:table-row table:style-name="ro1">
          <table:table-cell table:style-name="ce31"/>
          <table:table-cell table:style-name="ce36" office:value-type="string">
            <text:p>Version:</text:p>
          </table:table-cell>
          <table:table-cell table:style-name="ce70"/>
          <table:table-cell table:style-name="ce31" table:number-columns-repeated="3"/>
          <table:table-cell table:number-columns-repeated="250"/>
        </table:table-row>
        <table:table-row table:style-name="ro1">
          <table:table-cell table:style-name="ce31"/>
          <table:table-cell table:style-name="ce36" office:value-type="string">
            <text:p>Issue date:</text:p>
          </table:table-cell>
          <table:table-cell table:style-name="ce71"/>
          <table:table-cell table:style-name="ce31" table:number-columns-repeated="3"/>
          <table:table-cell table:number-columns-repeated="250"/>
        </table:table-row>
        <table:table-row table:style-name="ro1">
          <table:table-cell table:style-name="ce31"/>
          <table:table-cell table:style-name="ce36" office:value-type="string">
            <text:p>Total Cases:</text:p>
          </table:table-cell>
          <table:table-cell table:style-name="ce72" table:formula="of:=[Summary_Report.E10]" office:value-type="float" office:value="0">
            <text:p>0</text:p>
          </table:table-cell>
          <table:table-cell table:style-name="ce77"/>
          <table:table-cell table:style-name="ce31" table:number-columns-repeated="2"/>
          <table:table-cell table:number-columns-repeated="250"/>
        </table:table-row>
        <table:table-row table:style-name="ro14">
          <table:table-cell table:style-name="ce32"/>
          <table:table-cell table:style-name="ce37" office:value-type="string">
            <text:p>Test Status:</text:p>
          </table:table-cell>
          <table:table-cell table:style-name="ce1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 table:number-columns-repeated="4"/>
          <table:table-cell table:style-name="ce32" table:number-columns-repeated="248"/>
          <table:table-cell/>
        </table:table-row>
        <table:table-row table:style-name="ro1" table:number-rows-repeated="2">
          <table:table-cell table:style-name="ce32"/>
          <table:table-cell table:style-name="Default" table:number-columns-repeated="6"/>
          <table:table-cell table:style-name="ce32" table:number-columns-repeated="248"/>
          <table:table-cell/>
        </table:table-row>
        <table:table-row table:style-name="ro15">
          <table:table-cell table:style-name="ce33"/>
          <table:table-cell table:style-name="ce38" office:value-type="string">
            <text:p>Record of change:</text:p>
          </table:table-cell>
          <table:table-cell table:number-columns-repeated="5"/>
          <table:table-cell table:style-name="ce33" table:number-columns-repeated="248"/>
          <table:table-cell/>
        </table:table-row>
        <table:table-row table:style-name="ro16">
          <table:table-cell table:style-name="ce33"/>
          <table:table-cell table:style-name="ce66" office:value-type="string">
            <text:p>Effective Date</text:p>
          </table:table-cell>
          <table:table-cell table:style-name="ce73" office:value-type="string">
            <text:p>Version</text:p>
          </table:table-cell>
          <table:table-cell table:style-name="ce73" office:value-type="string">
            <text:p>Change description</text:p>
          </table:table-cell>
          <table:table-cell table:style-name="ce73" office:value-type="string">
            <text:p>Originator</text:p>
          </table:table-cell>
          <table:table-cell table:style-name="ce88" office:value-type="string">
            <text:p>Reviewer/</text:p>
            <text:p>Approver</text:p>
          </table:table-cell>
          <table:table-cell table:style-name="ce89" office:value-type="string">
            <text:p>Reference</text:p>
          </table:table-cell>
          <table:table-cell table:style-name="ce33" table:number-columns-repeated="248"/>
          <table:table-cell/>
        </table:table-row>
        <table:table-row table:style-name="ro17">
          <table:table-cell table:style-name="ce33"/>
          <table:table-cell table:style-name="ce67" office:value-type="float" office:value="40332">
            <text:p>3-Jun-10</text:p>
          </table:table-cell>
          <table:table-cell table:style-name="ce74"/>
          <table:table-cell table:style-name="ce78" office:value-type="string">
            <text:p>- Add test definitions based on ECM 3.0.0 User stories</text:p>
            <text:p><text:span text:style-name="T6">- Create and public content: not done </text:span><text:span text:style-name="T6">yet</text:span></text:p>
          </table:table-cell>
          <table:table-cell table:style-name="ce85" office:value-type="string">
            <text:p>minh.nguyen</text:p>
          </table:table-cell>
          <table:table-cell table:style-name="ce86"/>
          <table:table-cell table:style-name="ce90" office:value-type="string">
            <text:p><text:span text:style-name="T7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32"/>
          <table:table-cell table:style-name="ce33" table:number-columns-repeated="247"/>
          <table:table-cell/>
        </table:table-row>
        <table:table-row table:style-name="ro1">
          <table:table-cell table:style-name="ce32"/>
          <table:table-cell table:style-name="ce67" office:value-type="float" office:value="40332">
            <text:p>3-Jun-10</text:p>
          </table:table-cell>
          <table:table-cell table:style-name="ce74"/>
          <table:table-cell table:style-name="ce79" office:value-type="string">
            <text:p>- Add 1 more test def based on testvn task</text:p>
          </table:table-cell>
          <table:table-cell table:style-name="ce80" office:value-type="string">
            <text:p>minh.nguyen</text:p>
          </table:table-cell>
          <table:table-cell table:style-name="ce86"/>
          <table:table-cell table:style-name="ce90" office:value-type="string">
            <text:p><text:span text:style-name="T7"><text:a xlink:href="http://jira.exoplatform.org/browse/TESTVN-785">http://jira.exoplatform.org/browse/TESTVN-785</text:a></text:span></text:p>
          </table:table-cell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68"/>
          <table:table-cell table:style-name="ce75"/>
          <table:table-cell table:style-name="ce80" table:number-columns-repeated="2"/>
          <table:table-cell table:style-name="ce86"/>
          <table:table-cell table:style-name="ce91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68"/>
          <table:table-cell table:style-name="ce75"/>
          <table:table-cell table:style-name="ce81"/>
          <table:table-cell table:style-name="ce86" table:number-columns-repeated="2"/>
          <table:table-cell table:style-name="ce91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68"/>
          <table:table-cell table:style-name="ce75"/>
          <table:table-cell table:style-name="ce81"/>
          <table:table-cell table:style-name="ce86" table:number-columns-repeated="2"/>
          <table:table-cell table:style-name="ce92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68"/>
          <table:table-cell table:style-name="ce75"/>
          <table:table-cell table:style-name="ce82"/>
          <table:table-cell table:style-name="ce86" table:number-columns-repeated="2"/>
          <table:table-cell table:style-name="ce91"/>
          <table:table-cell table:style-name="ce32" table:number-columns-repeated="248"/>
          <table:table-cell/>
        </table:table-row>
        <table:table-row table:style-name="ro8">
          <table:table-cell table:style-name="ce32"/>
          <table:table-cell table:style-name="ce68"/>
          <table:table-cell table:style-name="ce75"/>
          <table:table-cell table:style-name="ce83"/>
          <table:table-cell table:style-name="ce86" table:number-columns-repeated="2"/>
          <table:table-cell table:style-name="ce91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68"/>
          <table:table-cell table:style-name="ce75"/>
          <table:table-cell table:style-name="ce83"/>
          <table:table-cell table:style-name="ce86" table:number-columns-repeated="2"/>
          <table:table-cell table:style-name="ce91"/>
          <table:table-cell/>
          <table:table-cell table:style-name="ce32" table:number-columns-repeated="247"/>
          <table:table-cell/>
        </table:table-row>
        <table:table-row table:style-name="ro1">
          <table:table-cell/>
          <table:table-cell table:style-name="ce68"/>
          <table:table-cell table:style-name="ce75"/>
          <table:table-cell table:style-name="ce82"/>
          <table:table-cell table:style-name="ce86" table:number-columns-repeated="2"/>
          <table:table-cell table:style-name="ce91"/>
          <table:table-cell table:number-columns-repeated="249"/>
        </table:table-row>
        <table:table-row table:style-name="ro1" table:number-rows-repeated="2">
          <table:table-cell/>
          <table:table-cell table:style-name="ce68"/>
          <table:table-cell table:style-name="ce75"/>
          <table:table-cell table:style-name="ce82"/>
          <table:table-cell table:style-name="ce83" table:number-columns-repeated="2"/>
          <table:table-cell table:style-name="ce91"/>
          <table:table-cell table:number-columns-repeated="249"/>
        </table:table-row>
        <table:table-row table:style-name="ro1">
          <table:table-cell/>
          <table:table-cell table:style-name="ce69"/>
          <table:table-cell table:style-name="ce76"/>
          <table:table-cell table:style-name="ce84"/>
          <table:table-cell table:style-name="ce87" table:number-columns-repeated="2"/>
          <table:table-cell table:style-name="ce93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7"/>
        <table:table-column table:style-name="co9" table:default-cell-style-name="ce17"/>
        <table:table-column table:style-name="co8" table:number-columns-repeated="253" table:default-cell-style-name="ce17"/>
        <table:table-row table:style-name="ro9">
          <table:table-cell table:style-name="ce39" office:value-type="string" table:number-columns-spanned="2" table:number-rows-spanned="1">
            <text:p><text:span text:style-name="T4">Check List</text:span></text:p>
            <text:p><text:span text:style-name="T5">Based on Product build version: </text:span></text:p>
          </table:table-cell>
          <table:covered-table-cell table:style-name="ce43"/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">
          <table:table-cell table:style-name="ce41" office:value-type="string">
            <text:p>US01</text:p>
          </table:table-cell>
          <table:table-cell table:style-name="ce41" office:value-type="string">
            <text:p>Create and public content</text:p>
          </table:table-cell>
          <table:table-cell table:style-name="ce64"/>
          <table:table-cell table:style-name="ce65"/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table:style-name="ce41" office:value-type="string">
            <text:p>US02</text:p>
          </table:table-cell>
          <table:table-cell table:style-name="ce41" office:value-type="string">
            <text:p>Edit a page and change category navigation</text:p>
          </table:table-cell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1" office:value-type="string">
            <text:p>US03</text:p>
          </table:table-cell>
          <table:table-cell table:style-name="ce41" office:value-type="string">
            <text:p>Create a localized content</text:p>
          </table:table-cell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1" office:value-type="string">
            <text:p>US04</text:p>
          </table:table-cell>
          <table:table-cell table:style-name="ce44" office:value-type="string">
            <text:p>Check showing admin bar for users in different roles</text:p>
          </table:table-cell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1" office:value-type="string">
            <text:p>US05</text:p>
          </table:table-cell>
          <table:table-cell table:style-name="ce44" office:value-type="string">
            <text:p>Check using Latest edited document gadget</text:p>
          </table:table-cell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1" office:value-type="string">
            <text:p>US06</text:p>
          </table:table-cell>
          <table:table-cell table:style-name="ce44" office:value-type="string">
            <text:p>Check sorting documents list in CLV</text:p>
          </table:table-cell>
          <table:table-cell table:style-name="ce64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8" table:number-rows-repeated="2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11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8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51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8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2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4">
          <table:table-cell table:style-name="ce42"/>
          <table:table-cell table:style-name="ce52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4">
          <table:table-cell table:style-name="ce42"/>
          <table:table-cell table:style-name="ce56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22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5">
          <table:table-cell table:style-name="ce42"/>
          <table:table-cell table:style-name="ce47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3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3">
          <table:table-cell table:style-name="ce42"/>
          <table:table-cell table:style-name="ce47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5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5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5">
          <table:table-cell table:style-name="ce42"/>
          <table:table-cell table:style-name="ce47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3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3">
          <table:table-cell table:style-name="ce42"/>
          <table:table-cell table:style-name="ce47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2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4"/>
          <table:table-cell table:style-name="ce65"/>
          <table:table-cell table:number-columns-repeated="251"/>
        </table:table-row>
        <table:table-row table:style-name="ro12">
          <table:table-cell table:style-name="ce42"/>
          <table:table-cell table:style-name="ce5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54"/>
          <table:table-cell table:style-name="ce65"/>
          <table:table-cell table:number-columns-repeated="251"/>
        </table:table-row>
        <table:table-row table:style-name="ro2" table:number-rows-repeated="2">
          <table:table-cell table:style-name="ce42"/>
          <table:table-cell table:style-name="ce56"/>
          <table:table-cell table:style-name="ce64"/>
          <table:table-cell table:style-name="ce65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4"/>
          <table:table-cell table:style-name="ce65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1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4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5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4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5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62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6531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8" table:default-cell-style-name="ce94"/>
        <table:table-column table:style-name="co19" table:default-cell-style-name="ce94"/>
        <table:table-column table:style-name="co8" table:number-columns-repeated="4" table:default-cell-style-name="ce94"/>
        <table:table-column table:style-name="co20" table:default-cell-style-name="ce94"/>
        <table:table-column table:style-name="co8" table:number-columns-repeated="243" table:default-cell-style-name="ce94"/>
        <table:table-row table:style-name="ro18">
          <table:table-cell/>
          <table:table-cell table:style-name="ce99" office:value-type="string">
            <text:p>TEST CASES</text:p>
          </table:table-cell>
          <table:table-cell table:style-name="ce99"/>
          <table:table-cell table:style-name="ce100" table:number-columns-repeated="2"/>
          <table:table-cell/>
          <table:table-cell table:style-name="ce110"/>
          <table:table-cell table:style-name="ce100" table:number-columns-repeated="2"/>
          <table:table-cell table:style-name="Default"/>
          <table:table-cell table:style-name="ce130" office:value-type="string">
            <text:p>Passed</text:p>
          </table:table-cell>
          <table:table-cell table:style-name="ce130" table:formula="of:=COUNTIF([.K$7:.K$1021];[.$K1])" office:value-type="float" office:value="0">
            <text:p>0</text:p>
          </table:table-cell>
          <table:table-cell table:style-name="ce130" table:formula="of:=COUNTIF([.L$7:.L$1021];[.$K1])" office:value-type="float" office:value="0">
            <text:p>0</text:p>
          </table:table-cell>
          <table:table-cell table:style-name="ce130" table:formula="of:=COUNTIF([.M$7:.M$1021];[.$K1])" office:value-type="float" office:value="0">
            <text:p>0</text:p>
          </table:table-cell>
          <table:table-cell table:style-name="ce130" table:formula="of:=COUNTIF([.N$7:.N$1021];[.$K1])" office:value-type="float" office:value="0">
            <text:p>0</text:p>
          </table:table-cell>
          <table:table-cell table:style-name="ce134" table:number-columns-repeated="214"/>
          <table:table-cell table:style-name="ce110" table:number-columns-repeated="18"/>
          <table:table-cell table:number-columns-repeated="9"/>
        </table:table-row>
        <table:table-row table:style-name="ro1">
          <table:table-cell/>
          <table:table-cell table:style-name="ce100" table:number-columns-repeated="4"/>
          <table:table-cell/>
          <table:table-cell table:style-name="ce110"/>
          <table:table-cell table:style-name="ce100" table:number-columns-repeated="2"/>
          <table:table-cell table:style-name="Default"/>
          <table:table-cell table:style-name="ce130" office:value-type="string">
            <text:p>Failed</text:p>
          </table:table-cell>
          <table:table-cell table:style-name="ce130" table:formula="of:=COUNTIF([.K$7:.K$1021];[.$K2])" office:value-type="float" office:value="0">
            <text:p>0</text:p>
          </table:table-cell>
          <table:table-cell table:style-name="ce130" table:formula="of:=COUNTIF([.L$7:.L$1021];[.$K2])" office:value-type="float" office:value="0">
            <text:p>0</text:p>
          </table:table-cell>
          <table:table-cell table:style-name="ce130" table:formula="of:=COUNTIF([.M$7:.M$1021];[.$K2])" office:value-type="float" office:value="0">
            <text:p>0</text:p>
          </table:table-cell>
          <table:table-cell table:style-name="ce130" table:formula="of:=COUNTIF([.N$7:.N$1021];[.$K2])" office:value-type="float" office:value="0">
            <text:p>0</text:p>
          </table:table-cell>
          <table:table-cell table:style-name="ce134" table:number-columns-repeated="214"/>
          <table:table-cell table:style-name="ce110" table:number-columns-repeated="18"/>
          <table:table-cell table:number-columns-repeated="9"/>
        </table:table-row>
        <table:table-row table:style-name="ro18">
          <table:table-cell/>
          <table:table-cell table:style-name="ce101" office:value-type="string">
            <text:p>Functions List<text:span text:style-name="T8">:</text:span></text:p>
          </table:table-cell>
          <table:table-cell table:style-name="ce104" table:number-columns-spanned="3" table:number-rows-spanned="1"/>
          <table:covered-table-cell table:style-name="ce109"/>
          <table:covered-table-cell table:style-name="ce105"/>
          <table:table-cell/>
          <table:table-cell table:style-name="ce110"/>
          <table:table-cell table:style-name="ce119"/>
          <table:table-cell table:style-name="ce124"/>
          <table:table-cell table:style-name="Default"/>
          <table:table-cell table:style-name="ce130" office:value-type="string">
            <text:p>Blocked</text:p>
          </table:table-cell>
          <table:table-cell table:style-name="ce130" table:formula="of:=COUNTIF([.K$7:.K$1021];[.$K3])" office:value-type="float" office:value="0">
            <text:p>0</text:p>
          </table:table-cell>
          <table:table-cell table:style-name="ce130" table:formula="of:=COUNTIF([.L$7:.L$1021];[.$K3])" office:value-type="float" office:value="0">
            <text:p>0</text:p>
          </table:table-cell>
          <table:table-cell table:style-name="ce130" table:formula="of:=COUNTIF([.M$7:.M$1021];[.$K3])" office:value-type="float" office:value="0">
            <text:p>0</text:p>
          </table:table-cell>
          <table:table-cell table:style-name="ce130" table:formula="of:=COUNTIF([.N$7:.N$1021];[.$K3])" office:value-type="float" office:value="0">
            <text:p>0</text:p>
          </table:table-cell>
          <table:table-cell table:style-name="ce134" table:number-columns-repeated="214"/>
          <table:table-cell table:style-name="ce110" table:number-columns-repeated="18"/>
          <table:table-cell table:number-columns-repeated="9"/>
        </table:table-row>
        <table:table-row table:style-name="ro18">
          <table:table-cell/>
          <table:table-cell table:style-name="ce101" office:value-type="string">
            <text:p>Total Main Cases:</text:p>
          </table:table-cell>
          <table:table-cell table:style-name="ce105" table:formula="of:=MAX([.A7:.A1007])" office:value-type="float" office:value="5" table:number-columns-spanned="3" table:number-rows-spanned="1">
            <text:p>5</text:p>
          </table:table-cell>
          <table:covered-table-cell table:style-name="ce110"/>
          <table:covered-table-cell table:style-name="ce110"/>
          <table:table-cell/>
          <table:table-cell table:style-name="ce110"/>
          <table:table-cell table:style-name="ce119"/>
          <table:table-cell table:style-name="ce125"/>
          <table:table-cell table:style-name="Default"/>
          <table:table-cell table:style-name="ce131" office:value-type="string">
            <text:p>Untested</text:p>
          </table:table-cell>
          <table:table-cell table:style-name="ce130" table:formula="of:=COUNTIF([.K$7:.K$1021];[.$K4])" office:value-type="float" office:value="0">
            <text:p>0</text:p>
          </table:table-cell>
          <table:table-cell table:style-name="ce130" table:formula="of:=COUNTIF([.L$7:.L$1021];[.$K4])" office:value-type="float" office:value="0">
            <text:p>0</text:p>
          </table:table-cell>
          <table:table-cell table:style-name="ce130" table:formula="of:=COUNTIF([.M$7:.M$1021];[.$K4])" office:value-type="float" office:value="0">
            <text:p>0</text:p>
          </table:table-cell>
          <table:table-cell table:style-name="ce130" table:formula="of:=COUNTIF([.N$7:.N$1021];[.$K4])" office:value-type="float" office:value="0">
            <text:p>0</text:p>
          </table:table-cell>
          <table:table-cell table:style-name="ce134" table:number-columns-repeated="214"/>
          <table:table-cell table:style-name="ce110" table:number-columns-repeated="18"/>
          <table:table-cell table:number-columns-repeated="9"/>
        </table:table-row>
        <table:table-row table:style-name="ro1">
          <table:table-cell table:style-name="ce95"/>
          <table:table-cell table:style-name="ce102"/>
          <table:table-cell table:style-name="ce95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30" table:formula="of:=COUNTIF([.K$7:.K$1021];[.$K5])" office:value-type="float" office:value="0">
            <text:p>0</text:p>
          </table:table-cell>
          <table:table-cell table:style-name="ce130" table:formula="of:=COUNTIF([.L$7:.L$1021];[.$K5])" office:value-type="float" office:value="0">
            <text:p>0</text:p>
          </table:table-cell>
          <table:table-cell table:style-name="ce130" table:formula="of:=COUNTIF([.M$7:.M$1021];[.$K5])" office:value-type="float" office:value="0">
            <text:p>0</text:p>
          </table:table-cell>
          <table:table-cell table:style-name="ce130" table:formula="of:=COUNTIF([.N$7:.N$1021];[.$K5])" office:value-type="float" office:value="0">
            <text:p>0</text:p>
          </table:table-cell>
          <table:table-cell table:style-name="ce95" table:number-columns-repeated="232"/>
          <table:table-cell table:number-columns-repeated="9"/>
        </table:table-row>
        <table:table-row table:style-name="ro18">
          <table:table-cell table:style-name="ce96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13" office:value-type="string">
            <text:p>BugID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style-name="ce103" table:number-columns-repeated="9"/>
          <table:table-cell table:style-name="ce135" table:number-columns-repeated="211"/>
          <table:table-cell table:style-name="ce110" table:number-columns-repeated="17"/>
          <table:table-cell table:number-columns-repeated="9"/>
        </table:table-row>
        <table:table-row table:style-name="ro19">
          <table:table-cell table:style-name="ce97" office:value-type="float" office:value="1">
            <text:p>001</text:p>
          </table:table-cell>
          <table:table-cell table:style-name="ce41" office:value-type="string">
            <text:p>ECMS_USR_02</text:p>
          </table:table-cell>
          <table:table-cell table:style-name="ce106" office:value-type="float" office:value="1">
            <text:p>001</text:p>
          </table:table-cell>
          <table:table-cell table:style-name="ce44" office:value-type="string">
            <text:p>WCM/Content/View/CS2</text:p>
          </table:table-cell>
          <table:table-cell table:style-name="ce41" office:value-type="string">
            <text:p>Edit a page and change category navigation</text:p>
          </table:table-cell>
          <table:table-cell table:style-name="ce115" office:value-type="string">
            <text:p>Step 1:Import application</text:p>
          </table:table-cell>
          <table:table-cell table:style-name="ce115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115" office:value-type="string">
            <text:p>All applications are imported</text:p>
          </table:table-cell>
          <table:table-cell table:style-name="ce117"/>
          <table:table-cell table:style-name="ce126"/>
          <table:table-cell table:style-name="ce132" table:number-columns-repeated="2"/>
          <table:table-cell table:style-name="Default"/>
          <table:table-cell table:style-name="ce132" table:number-columns-repeated="233"/>
          <table:table-cell table:style-name="ce136"/>
          <table:table-cell table:number-columns-repeated="9"/>
        </table:table-row>
        <table:table-row table:style-name="ro20">
          <table:table-cell table:style-name="ce9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ECMS_USR_02</text:p>
          </table:table-cell>
          <table:table-cell table:style-name="ce10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1" office:value-type="string">
            <text:p>WCM/Content/View/CS2</text:p>
          </table:table-cell>
          <table:table-cell table:style-name="ce114" office:value-type="string">
            <text:p>Edit a page and change category navigation</text:p>
          </table:table-cell>
          <table:table-cell table:style-name="ce115" office:value-type="string">
            <text:p>Step 2: Edit the page</text:p>
          </table:table-cell>
          <table:table-cell table:style-name="ce115" office:value-type="string">
            <text:p>- Login by Mary in ACME site</text:p>
            <text:p>- Open New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reference: Uncheck Show portlet mode, window state</text:p>
            <text:p>- Save changes</text:p>
            <text:p>- Click Save to complete editing page</text:p>
          </table:table-cell>
          <table:table-cell table:style-name="ce115" office:value-type="string">
            <text:p>Edit page successfully, there's 1 blank portlet at the bottom of the page</text:p>
          </table:table-cell>
          <table:table-cell table:style-name="ce117"/>
          <table:table-cell table:style-name="ce126"/>
          <table:table-cell table:style-name="ce132" table:number-columns-repeated="2"/>
          <table:table-cell table:style-name="Default"/>
          <table:table-cell table:style-name="ce132" table:number-columns-repeated="233"/>
          <table:table-cell table:style-name="ce136"/>
          <table:table-cell table:number-columns-repeated="9"/>
        </table:table-row>
        <table:table-row table:style-name="ro21">
          <table:table-cell table:style-name="ce9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ECMS_USR_02</text:p>
          </table:table-cell>
          <table:table-cell table:style-name="ce10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1" office:value-type="string">
            <text:p>WCM/Content/View/CS2</text:p>
          </table:table-cell>
          <table:table-cell table:style-name="ce114" office:value-type="string">
            <text:p>Edit a page and change category navigation</text:p>
          </table:table-cell>
          <table:table-cell table:style-name="ce115" office:value-type="string">
            <text:p>Step 3: Change the detailed page</text:p>
          </table:table-cell>
          <table:table-cell table:style-name="ce115" office:value-type="string">
            <text:p>- Switch Edit mode to Edit</text:p>
            <text:p>- Click Quick Edit icon to edit PCLV portlet (in the right)</text:p>
            <text:p>- Change the Target page from "detail" page to "news" page</text:p>
            <text:p>- Save &amp; Close</text:p>
          </table:table-cell>
          <table:table-cell table:style-name="ce120" office:value-type="string">
            <text:p>Change is saved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18">
          <table:table-cell table:style-name="ce9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ECMS_USR_02</text:p>
          </table:table-cell>
          <table:table-cell table:style-name="ce10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1" office:value-type="string">
            <text:p>WCM/Content/View/CS2</text:p>
          </table:table-cell>
          <table:table-cell table:style-name="ce114" office:value-type="string">
            <text:p>Edit a page and change category navigation</text:p>
          </table:table-cell>
          <table:table-cell table:style-name="ce115" office:value-type="string">
            <text:p>Step 4:Refresh News page after editing</text:p>
          </table:table-cell>
          <table:table-cell table:style-name="ce115" office:value-type="string">
            <text:p>- Click on a category in left pane</text:p>
          </table:table-cell>
          <table:table-cell table:style-name="ce120" office:value-type="string">
            <text:p>- The PCLV (right pane) is refreshed</text:p>
            <text:p>- The PCV (at the bottom) is blank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18">
          <table:table-cell table:style-name="ce9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ECMS_USR_02</text:p>
          </table:table-cell>
          <table:table-cell table:style-name="ce10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1" office:value-type="string">
            <text:p>WCM/Content/View/CS2</text:p>
          </table:table-cell>
          <table:table-cell table:style-name="ce114" office:value-type="string">
            <text:p>Edit a page and change category navigation</text:p>
          </table:table-cell>
          <table:table-cell table:style-name="ce115" office:value-type="string">
            <text:p>Step 5: Check showing detail of content</text:p>
          </table:table-cell>
          <table:table-cell table:style-name="ce115" office:value-type="string">
            <text:p>- Click on title of 1 news in page <text:span text:style-name="T3">(</text:span>right pane<text:span text:style-name="T3">)</text:span></text:p>
          </table:table-cell>
          <table:table-cell table:style-name="ce115" office:value-type="string">
            <text:p>Details of selected content is displayed at the bottom of News page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22">
          <table:table-cell table:style-name="ce9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1" office:value-type="string">
            <text:p>ECMS_USR_03</text:p>
          </table:table-cell>
          <table:table-cell table:style-name="ce106" office:value-type="float" office:value="1">
            <text:p>001</text:p>
          </table:table-cell>
          <table:table-cell table:style-name="ce44" office:value-type="string">
            <text:p>WCM/Localized content/CS3</text:p>
          </table:table-cell>
          <table:table-cell table:style-name="ce41" office:value-type="string">
            <text:p>Create a localized content</text:p>
          </table:table-cell>
          <table:table-cell table:style-name="ce115" office:value-type="string">
            <text:p>Step 1: Add the translation action in Site Explorer </text:p>
          </table:table-cell>
          <table:table-cell table:style-name="ce115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115" office:value-type="string">
            <text:p>Change is saved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19">
          <table:table-cell table:style-name="ce9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ECMS_USR_03</text:p>
          </table:table-cell>
          <table:table-cell table:style-name="ce10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1" office:value-type="string">
            <text:p>WCM/Localized content/CS3</text:p>
          </table:table-cell>
          <table:table-cell table:style-name="ce114" office:value-type="string">
            <text:p>Create a localized content</text:p>
          </table:table-cell>
          <table:table-cell table:style-name="ce115" office:value-type="string">
            <text:p>Step 2: Select folder to create document</text:p>
          </table:table-cell>
          <table:table-cell table:style-name="ce115" office:value-type="string">
            <text:p>- Login by James</text:p>
            <text:p>- Goto Site Explorer</text:p>
            <text:p>- Choose /Platform/Users group drive</text:p>
            <text:p>- Choose Documents folder</text:p>
          </table:table-cell>
          <table:table-cell table:style-name="ce120" office:value-type="string">
            <text:p>The Documents folder is selected</text:p>
          </table:table-cell>
          <table:table-cell table:style-name="ce117"/>
          <table:table-cell table:style-name="ce127"/>
          <table:table-cell table:style-name="ce132"/>
          <table:table-cell table:style-name="ce120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19">
          <table:table-cell table:style-name="ce9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ECMS_USR_03</text:p>
          </table:table-cell>
          <table:table-cell table:style-name="ce10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1" office:value-type="string">
            <text:p>WCM/Localized content/CS3</text:p>
          </table:table-cell>
          <table:table-cell table:style-name="ce114" office:value-type="string">
            <text:p>Create a localized content</text:p>
          </table:table-cell>
          <table:table-cell table:style-name="ce116" office:value-type="string">
            <text:p>Step 3: Create contents translations </text:p>
          </table:table-cell>
          <table:table-cell table:style-name="ce116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121" office:value-type="string">
            <text:p>Create new folder &amp; article successfully</text:p>
          </table:table-cell>
          <table:table-cell table:style-name="ce117"/>
          <table:table-cell table:style-name="ce127"/>
          <table:table-cell table:style-name="ce132"/>
          <table:table-cell table:style-name="ce120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23">
          <table:table-cell table:style-name="ce9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ECMS_USR_03</text:p>
          </table:table-cell>
          <table:table-cell table:style-name="ce10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11" office:value-type="string">
            <text:p>WCM/Localized content/CS3</text:p>
          </table:table-cell>
          <table:table-cell table:style-name="ce114" office:value-type="string">
            <text:p>Create a localized content</text:p>
          </table:table-cell>
          <table:table-cell table:style-name="ce115" office:value-type="string">
            <text:p>Step 4: Create contents translations </text:p>
          </table:table-cell>
          <table:table-cell table:style-name="ce115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121" office:value-type="string">
            <text:p>Create new folder &amp; article successfully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19">
          <table:table-cell table:style-name="ce9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ECMS_USR_03</text:p>
          </table:table-cell>
          <table:table-cell table:style-name="ce10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11" office:value-type="string">
            <text:p>WCM/Localized content/CS3</text:p>
          </table:table-cell>
          <table:table-cell table:style-name="ce114" office:value-type="string">
            <text:p>Create a localized content</text:p>
          </table:table-cell>
          <table:table-cell table:style-name="ce115" office:value-type="string">
            <text:p>Step 5: Create contents translations </text:p>
          </table:table-cell>
          <table:table-cell table:style-name="ce115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121" office:value-type="string">
            <text:p>Create new folder &amp; article successfully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24">
          <table:table-cell table:style-name="ce9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ECMS_USR_03</text:p>
          </table:table-cell>
          <table:table-cell table:style-name="ce10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11" office:value-type="string">
            <text:p>WCM/Localized content/CS3</text:p>
          </table:table-cell>
          <table:table-cell table:style-name="ce114" office:value-type="string">
            <text:p>Create a localized content</text:p>
          </table:table-cell>
          <table:table-cell table:style-name="ce115" office:value-type="string">
            <text:p>Step 6: Check if there's Add translation action</text:p>
          </table:table-cell>
          <table:table-cell table:style-name="ce115" office:value-type="string">
            <text:p>- Select to view english article</text:p>
          </table:table-cell>
          <table:table-cell table:style-name="ce120" office:value-type="string">
            <text:p>- The article content is shown</text:p>
            <text:p>- There's "Add translation" action in the Collaboration tab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24">
          <table:table-cell table:style-name="ce9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ECMS_USR_03</text:p>
          </table:table-cell>
          <table:table-cell table:style-name="ce10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11" office:value-type="string">
            <text:p>WCM/Localized content/CS3</text:p>
          </table:table-cell>
          <table:table-cell table:style-name="ce114" office:value-type="string">
            <text:p>Create a localized content</text:p>
          </table:table-cell>
          <table:table-cell table:style-name="ce115" office:value-type="string">
            <text:p>Step 7: Add french language for selecting english article</text:p>
          </table:table-cell>
          <table:table-cell table:style-name="ce115" office:value-type="string">
            <text:p>- Click on "Add translation" action </text:p>
            <text:p>- Browse and find the french article and select it</text:p>
          </table:table-cell>
          <table:table-cell table:style-name="ce115" office:value-type="string">
            <text:p>Add language successfully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17">
          <table:table-cell table:style-name="ce9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ECMS_USR_03</text:p>
          </table:table-cell>
          <table:table-cell table:style-name="ce106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11" office:value-type="string">
            <text:p>WCM/Localized content/CS3</text:p>
          </table:table-cell>
          <table:table-cell table:style-name="ce114" office:value-type="string">
            <text:p>Create a localized content</text:p>
          </table:table-cell>
          <table:table-cell table:style-name="ce115" office:value-type="string">
            <text:p>Step 8: Check if can add the same language twice</text:p>
          </table:table-cell>
          <table:table-cell table:style-name="ce115" office:value-type="string">
            <text:p>- Click on "Add translation" action again</text:p>
            <text:p>- Browse and find the french article and select it</text:p>
          </table:table-cell>
          <table:table-cell table:style-name="ce115" office:value-type="string">
            <text:p>Show message alert c<text:span text:style-name="T10">annot add twice the </text:span><text:span text:style-name="T10">same language</text:span>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17">
          <table:table-cell table:style-name="ce9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ECMS_USR_03</text:p>
          </table:table-cell>
          <table:table-cell table:style-name="ce10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11" office:value-type="string">
            <text:p>WCM/Localized content/CS3</text:p>
          </table:table-cell>
          <table:table-cell table:style-name="ce114" office:value-type="string">
            <text:p>Create a localized content</text:p>
          </table:table-cell>
          <table:table-cell table:style-name="ce115" office:value-type="string">
            <text:p>Step 9: Add german language for selecting english article</text:p>
          </table:table-cell>
          <table:table-cell table:style-name="ce115" office:value-type="string">
            <text:p>- Click on "Add translation" action again</text:p>
            <text:p>- Browse and find the german article and select it</text:p>
          </table:table-cell>
          <table:table-cell table:style-name="ce115" office:value-type="string">
            <text:p>Add language successfully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18">
          <table:table-cell table:style-name="ce9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ECMS_USR_03</text:p>
          </table:table-cell>
          <table:table-cell table:style-name="ce106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11" office:value-type="string">
            <text:p>WCM/Localized content/CS3</text:p>
          </table:table-cell>
          <table:table-cell table:style-name="ce114" office:value-type="string">
            <text:p>Create a localized content</text:p>
          </table:table-cell>
          <table:table-cell table:style-name="ce115" office:value-type="string">
            <text:p>Step 10: List relation</text:p>
          </table:table-cell>
          <table:table-cell table:style-name="ce115" office:value-type="string">
            <text:p>- Select english article</text:p>
            <text:p>- Switch to Relation view</text:p>
          </table:table-cell>
          <table:table-cell table:style-name="ce115" office:value-type="string">
            <text:p>There're 2 article in the language lists (fr &amp; de)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18">
          <table:table-cell table:style-name="ce9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1" office:value-type="string">
            <text:p>ECMS_USR_03</text:p>
          </table:table-cell>
          <table:table-cell table:style-name="ce106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11" office:value-type="string">
            <text:p>WCM/Localized content/CS3</text:p>
          </table:table-cell>
          <table:table-cell table:style-name="ce114" office:value-type="string">
            <text:p>Create a localized content</text:p>
          </table:table-cell>
          <table:table-cell table:style-name="ce115" office:value-type="string">
            <text:p>Step 11: View relation</text:p>
          </table:table-cell>
          <table:table-cell table:style-name="ce115" office:value-type="string">
            <text:p>- Click on "fr" article</text:p>
          </table:table-cell>
          <table:table-cell table:style-name="ce115" office:value-type="string">
            <text:p>The content of french article is shown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18">
          <table:table-cell table:style-name="ce9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ECMS_USR_03</text:p>
          </table:table-cell>
          <table:table-cell table:style-name="ce106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11" office:value-type="string">
            <text:p>WCM/Localized content/CS3</text:p>
          </table:table-cell>
          <table:table-cell table:style-name="ce114" office:value-type="string">
            <text:p>Create a localized content</text:p>
          </table:table-cell>
          <table:table-cell table:style-name="ce115" office:value-type="string">
            <text:p>Step 12: Check Go Back action</text:p>
          </table:table-cell>
          <table:table-cell table:style-name="ce115" office:value-type="string">
            <text:p>Click on "Back" arrow in the top bar</text:p>
          </table:table-cell>
          <table:table-cell table:style-name="ce120" office:value-type="string">
            <text:p>Go back to the english version.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18">
          <table:table-cell table:style-name="ce97" table:formula="of:=IF(VALUE(MID([.F24];6;FIND(&quot;:&quot;;[.F24];1)-FIND(&quot; &quot;;[.F24];1)-1))&gt;VALUE(MID([.F23];6;FIND(&quot;:&quot;;[.F23];1)-FIND(&quot; &quot;;[.F23];1)-1));&quot;&quot;;MAX([.A$7:.A23])+1)" office:value-type="float" office:value="3">
            <text:p>003</text:p>
          </table:table-cell>
          <table:table-cell table:style-name="ce41" office:value-type="string">
            <text:p>ECMS_USR_04</text:p>
          </table:table-cell>
          <table:table-cell table:style-name="ce106" office:value-type="float" office:value="1">
            <text:p>001</text:p>
          </table:table-cell>
          <table:table-cell table:style-name="ce44" office:value-type="string">
            <text:p>WCM/Admin bar/A1</text:p>
          </table:table-cell>
          <table:table-cell table:style-name="ce44" office:value-type="string">
            <text:p>Check showing admin bar for users in different roles</text:p>
          </table:table-cell>
          <table:table-cell table:style-name="ce115" office:value-type="string">
            <text:p>Step 1: Check showing admin bar for normal user</text:p>
          </table:table-cell>
          <table:table-cell table:style-name="ce115" office:value-type="string">
            <text:p>Login by “demo”</text:p>
          </table:table-cell>
          <table:table-cell table:style-name="ce115" office:value-type="string">
            <text:p>Login successfully without admin bar at the top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25">
          <table:table-cell table:style-name="ce9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1" office:value-type="string">
            <text:p>ECMS_USR_04</text:p>
          </table:table-cell>
          <table:table-cell table:style-name="ce106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11" office:value-type="string">
            <text:p>WCM/Admin bar/A1</text:p>
          </table:table-cell>
          <table:table-cell table:style-name="ce111" office:value-type="string">
            <text:p>Check showing admin bar for users in different roles</text:p>
          </table:table-cell>
          <table:table-cell table:style-name="ce115" office:value-type="string">
            <text:p>Step 2: Check showing admin bar for user in web-contributor as redactor or author</text:p>
          </table:table-cell>
          <table:table-cell table:style-name="ce115" office:value-type="string">
            <text:p>Login by “james”</text:p>
          </table:table-cell>
          <table:table-cell table:style-name="ce115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21">
          <table:table-cell table:style-name="ce9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1" office:value-type="string">
            <text:p>ECMS_USR_04</text:p>
          </table:table-cell>
          <table:table-cell table:style-name="ce10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11" office:value-type="string">
            <text:p>WCM/Admin bar/A1</text:p>
          </table:table-cell>
          <table:table-cell table:style-name="ce111" office:value-type="string">
            <text:p>Check showing admin bar for users in different roles</text:p>
          </table:table-cell>
          <table:table-cell table:style-name="ce115" office:value-type="string">
            <text:p>Step 3: Check showing admin bar for user in web-contributor as publisher or editor or manager</text:p>
          </table:table-cell>
          <table:table-cell table:style-name="ce115" office:value-type="string">
            <text:p>- Login by “mary”</text:p>
            <text:p>- Select 1 page from Group</text:p>
          </table:table-cell>
          <table:table-cell table:style-name="ce115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21">
          <table:table-cell table:style-name="ce9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1" office:value-type="string">
            <text:p>ECMS_USR_04</text:p>
          </table:table-cell>
          <table:table-cell table:style-name="ce10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11" office:value-type="string">
            <text:p>WCM/Admin bar/A1</text:p>
          </table:table-cell>
          <table:table-cell table:style-name="ce111" office:value-type="string">
            <text:p>Check showing admin bar for users in different roles</text:p>
          </table:table-cell>
          <table:table-cell table:style-name="ce115" office:value-type="string">
            <text:p>Step 4: Check showing admin bar for user in /platform/administrators as member and /organization/management/executive-board as manager</text:p>
          </table:table-cell>
          <table:table-cell table:style-name="ce115" office:value-type="string">
            <text:p>Login by “john”</text:p>
          </table:table-cell>
          <table:table-cell table:style-name="ce115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21">
          <table:table-cell table:style-name="ce97" table:formula="of:=IF(VALUE(MID([.F28];6;FIND(&quot;:&quot;;[.F28];1)-FIND(&quot; &quot;;[.F28];1)-1))&gt;VALUE(MID([.F27];6;FIND(&quot;:&quot;;[.F27];1)-FIND(&quot; &quot;;[.F27];1)-1));&quot;&quot;;MAX([.A$7:.A27])+1)" office:value-type="float" office:value="4">
            <text:p>004</text:p>
          </table:table-cell>
          <table:table-cell table:style-name="ce41" office:value-type="string">
            <text:p>ECMS_USR_05</text:p>
          </table:table-cell>
          <table:table-cell table:style-name="ce106" office:value-type="float" office:value="1">
            <text:p>001</text:p>
          </table:table-cell>
          <table:table-cell table:style-name="ce44" office:value-type="string">
            <text:p>WCM/Dashboard/D1</text:p>
          </table:table-cell>
          <table:table-cell table:style-name="ce44" office:value-type="string">
            <text:p>Check using Latest edited document gadget</text:p>
          </table:table-cell>
          <table:table-cell table:style-name="ce115" office:value-type="string">
            <text:p>Step 1: Add gadget into Dashboard</text:p>
          </table:table-cell>
          <table:table-cell table:style-name="ce115" office:value-type="string">
            <text:p>- Log in with James</text:p>
            <text:p>- Click on the Dashboard link then add the DMS Gadgets (Last edit documents)</text:p>
            <text:p/>
            <text:p/>
          </table:table-cell>
          <table:table-cell table:style-name="ce115" office:value-type="string">
            <text:p>There're last edited documents in the gadget but not able to click on them (default documents)</text:p>
          </table:table-cell>
          <table:table-cell table:style-name="ce117"/>
          <table:table-cell table:style-name="ce127"/>
          <table:table-cell table:style-name="ce132"/>
          <table:table-cell table:style-name="ce133"/>
          <table:table-cell table:style-name="Default"/>
          <table:table-cell table:style-name="ce133" table:number-columns-repeated="234"/>
          <table:table-cell table:number-columns-repeated="9"/>
        </table:table-row>
        <table:table-row table:style-name="ro26">
          <table:table-cell table:style-name="ce9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1" office:value-type="string">
            <text:p>ECMS_USR_05</text:p>
          </table:table-cell>
          <table:table-cell table:style-name="ce106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11" office:value-type="string">
            <text:p>WCM/Dashboard/D1</text:p>
          </table:table-cell>
          <table:table-cell table:style-name="ce111" office:value-type="string">
            <text:p>Check using Latest edited document gadget</text:p>
          </table:table-cell>
          <table:table-cell table:style-name="ce115" office:value-type="string">
            <text:p>Step 2: Add new drive</text:p>
          </table:table-cell>
          <table:table-cell table:style-name="ce115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115" office:value-type="string">
            <text:p>Add new drive successfully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24">
          <table:table-cell table:style-name="ce9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1" office:value-type="string">
            <text:p>ECMS_USR_05</text:p>
          </table:table-cell>
          <table:table-cell table:style-name="ce106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11" office:value-type="string">
            <text:p>WCM/Dashboard/D1</text:p>
          </table:table-cell>
          <table:table-cell table:style-name="ce111" office:value-type="string">
            <text:p>Check using Latest edited document gadget</text:p>
          </table:table-cell>
          <table:table-cell table:style-name="ce115" office:value-type="string">
            <text:p>Step 3: Add document</text:p>
          </table:table-cell>
          <table:table-cell table:style-name="ce115" office:value-type="string">
            <text:p>- Go to Site Explorer --&gt; create new document or edit 1 existing document in new created drive</text:p>
          </table:table-cell>
          <table:table-cell table:style-name="ce120" office:value-type="string">
            <text:p>Add/edit document is done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24">
          <table:table-cell table:style-name="ce9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1" office:value-type="string">
            <text:p>ECMS_USR_05</text:p>
          </table:table-cell>
          <table:table-cell table:style-name="ce106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11" office:value-type="string">
            <text:p>WCM/Dashboard/D1</text:p>
          </table:table-cell>
          <table:table-cell table:style-name="ce111" office:value-type="string">
            <text:p>Check using Latest edited document gadget</text:p>
          </table:table-cell>
          <table:table-cell table:style-name="ce115" office:value-type="string">
            <text:p>Step 4: Check view new added/edited document by James</text:p>
          </table:table-cell>
          <table:table-cell table:style-name="ce115" office:value-type="string">
            <text:p>- Login by James</text:p>
            <text:p>- Go to Dashboard page</text:p>
          </table:table-cell>
          <table:table-cell table:style-name="ce115" office:value-type="string">
            <text:p>New added/edited document at step 3 is listed in the Latest edited document gadget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24">
          <table:table-cell table:style-name="ce9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1" office:value-type="string">
            <text:p>ECMS_USR_05</text:p>
          </table:table-cell>
          <table:table-cell table:style-name="ce106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11" office:value-type="string">
            <text:p>WCM/Dashboard/D1</text:p>
          </table:table-cell>
          <table:table-cell table:style-name="ce111" office:value-type="string">
            <text:p>Check using Latest edited document gadget</text:p>
          </table:table-cell>
          <table:table-cell table:style-name="ce115" office:value-type="string">
            <text:p>Step 5: Check if user can view latest edited document from this gadget</text:p>
          </table:table-cell>
          <table:table-cell table:style-name="ce115" office:value-type="string">
            <text:p>Click the title of new added/edited document in the gadget</text:p>
          </table:table-cell>
          <table:table-cell table:style-name="ce115" office:value-type="string">
            <text:p>The document is redirected to be viewed inside the Site Explorer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18">
          <table:table-cell table:style-name="ce9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1" office:value-type="string">
            <text:p>ECMS_USR_05</text:p>
          </table:table-cell>
          <table:table-cell table:style-name="ce106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11" office:value-type="string">
            <text:p>WCM/Dashboard/D1</text:p>
          </table:table-cell>
          <table:table-cell table:style-name="ce111" office:value-type="string">
            <text:p>Check using Latest edited document gadget</text:p>
          </table:table-cell>
          <table:table-cell table:style-name="ce115" office:value-type="string">
            <text:p>Step 6: Check if user can edit document</text:p>
          </table:table-cell>
          <table:table-cell table:style-name="ce115" office:value-type="string">
            <text:p>Click Edit document from action bar</text:p>
          </table:table-cell>
          <table:table-cell table:style-name="ce120" office:value-type="string">
            <text:p>Edit document form is shown &amp; user can edit it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18">
          <table:table-cell table:style-name="ce97" table:formula="of:=IF(VALUE(MID([.F34];6;FIND(&quot;:&quot;;[.F34];1)-FIND(&quot; &quot;;[.F34];1)-1))&gt;VALUE(MID([.F33];6;FIND(&quot;:&quot;;[.F33];1)-FIND(&quot; &quot;;[.F33];1)-1));&quot;&quot;;MAX([.A$7:.A33])+1)" office:value-type="float" office:value="5">
            <text:p>005</text:p>
          </table:table-cell>
          <table:table-cell table:style-name="ce41" office:value-type="string">
            <text:p>ECMS_USR_06</text:p>
          </table:table-cell>
          <table:table-cell table:style-name="ce107" office:value-type="float" office:value="1">
            <text:p>001</text:p>
          </table:table-cell>
          <table:table-cell table:style-name="ce44" office:value-type="string">
            <text:p>WCM/CLV/Config/Sort</text:p>
          </table:table-cell>
          <table:table-cell table:style-name="ce44" office:value-type="string">
            <text:p>Check sorting documents list in CLV</text:p>
          </table:table-cell>
          <table:table-cell table:style-name="ce115" office:value-type="string">
            <text:p>Step 1: Login</text:p>
          </table:table-cell>
          <table:table-cell table:style-name="ce115" office:value-type="string">
            <text:p>- Login as "root"</text:p>
            <text:p>- Go to acme site</text:p>
          </table:table-cell>
          <table:table-cell table:style-name="ce115" office:value-type="string">
            <text:p>Login successfully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19">
          <table:table-cell table:style-name="ce9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1" office:value-type="string">
            <text:p>ECMS_USR_06</text:p>
          </table:table-cell>
          <table:table-cell table:style-name="ce106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11" office:value-type="string">
            <text:p>WCM/CLV/Config/Sort</text:p>
          </table:table-cell>
          <table:table-cell table:style-name="ce111" office:value-type="string">
            <text:p>Check sorting documents list in CLV</text:p>
          </table:table-cell>
          <table:table-cell table:style-name="ce115" office:value-type="string">
            <text:p>Step 2: Create document</text:p>
          </table:table-cell>
          <table:table-cell table:style-name="ce115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115" office:value-type="string">
            <text:p>Create new documents successfully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21">
          <table:table-cell table:style-name="ce9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1" office:value-type="string">
            <text:p>ECMS_USR_06</text:p>
          </table:table-cell>
          <table:table-cell table:style-name="ce106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11" office:value-type="string">
            <text:p>WCM/CLV/Config/Sort</text:p>
          </table:table-cell>
          <table:table-cell table:style-name="ce111" office:value-type="string">
            <text:p>Check sorting documents list in CLV</text:p>
          </table:table-cell>
          <table:table-cell table:style-name="ce115" office:value-type="string">
            <text:p>Step 3: Publish</text:p>
          </table:table-cell>
          <table:table-cell table:style-name="ce115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115" office:value-type="string">
            <text:p>Documents are published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17">
          <table:table-cell table:style-name="ce9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1" office:value-type="string">
            <text:p>ECMS_USR_06</text:p>
          </table:table-cell>
          <table:table-cell table:style-name="ce106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11" office:value-type="string">
            <text:p>WCM/CLV/Config/Sort</text:p>
          </table:table-cell>
          <table:table-cell table:style-name="ce111" office:value-type="string">
            <text:p>Check sorting documents list in CLV</text:p>
          </table:table-cell>
          <table:table-cell table:style-name="ce115" office:value-type="string">
            <text:p>Step 4: Add CLV portlet into a page</text:p>
          </table:table-cell>
          <table:table-cell table:style-name="ce115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120" office:value-type="string">
            <text:p>Add CLV into page successfully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23">
          <table:table-cell table:style-name="ce9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1" office:value-type="string">
            <text:p>ECMS_USR_06</text:p>
          </table:table-cell>
          <table:table-cell table:style-name="ce106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11" office:value-type="string">
            <text:p>WCM/CLV/Config/Sort</text:p>
          </table:table-cell>
          <table:table-cell table:style-name="ce111" office:value-type="string">
            <text:p>Check sorting documents list in CLV</text:p>
          </table:table-cell>
          <table:table-cell table:style-name="ce115" office:value-type="string">
            <text:p>Step 5: Configure CLV, select path to documents that will be listed</text:p>
          </table:table-cell>
          <table:table-cell table:style-name="ce115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115" office:value-type="string">
            <text:p>- The edited page is displayed with CLV</text:p>
            <text:p>- All added documents are listed in CLV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21">
          <table:table-cell table:style-name="ce9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1" office:value-type="string">
            <text:p>ECMS_USR_06</text:p>
          </table:table-cell>
          <table:table-cell table:style-name="ce106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11" office:value-type="string">
            <text:p>WCM/CLV/Config/Sort</text:p>
          </table:table-cell>
          <table:table-cell table:style-name="ce111" office:value-type="string">
            <text:p>Check sorting documents list in CLV</text:p>
          </table:table-cell>
          <table:table-cell table:style-name="ce115" office:value-type="string">
            <text:p>Step 6: Sort by Title in Descendant</text:p>
          </table:table-cell>
          <table:table-cell table:style-name="ce116" office:value-type="string">
            <text:p><text:span text:style-name="T9">- Choose Edit from Edit mode at the top </text:span><text:span text:style-name="T9">right of CLV in the page</text:span></text:p>
            <text:p><text:span text:style-name="T9">- Choose Title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115" office:value-type="string">
            <text:p>Documents in CLV are sorted by Title as <text:span text:style-name="T9">Descendant</text:span>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21">
          <table:table-cell table:style-name="ce9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1" office:value-type="string">
            <text:p>ECMS_USR_06</text:p>
          </table:table-cell>
          <table:table-cell table:style-name="ce106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11" office:value-type="string">
            <text:p>WCM/CLV/Config/Sort</text:p>
          </table:table-cell>
          <table:table-cell table:style-name="ce111" office:value-type="string">
            <text:p>Check sorting documents list in CLV</text:p>
          </table:table-cell>
          <table:table-cell table:style-name="ce115" office:value-type="string">
            <text:p>Step 7: Sort by Title in Ascendant</text:p>
          </table:table-cell>
          <table:table-cell table:style-name="ce116" office:value-type="string">
            <text:p><text:span text:style-name="T9">- Choose Edit from Edit mode at the top </text:span><text:span text:style-name="T9">right of CLV in the page</text:span></text:p>
            <text:p><text:span text:style-name="T9">- Choose Title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115" office:value-type="string">
            <text:p>Documents in CLV are sorted by Title as A<text:span text:style-name="T9">scendant</text:span>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26">
          <table:table-cell table:style-name="ce9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1" office:value-type="string">
            <text:p>ECMS_USR_06</text:p>
          </table:table-cell>
          <table:table-cell table:style-name="ce106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11" office:value-type="string">
            <text:p>WCM/CLV/Config/Sort</text:p>
          </table:table-cell>
          <table:table-cell table:style-name="ce111" office:value-type="string">
            <text:p>Check sorting documents list in CLV</text:p>
          </table:table-cell>
          <table:table-cell table:style-name="ce115" office:value-type="string">
            <text:p>Step 8: Sort by date created in Descendant</text:p>
          </table:table-cell>
          <table:table-cell table:style-name="ce116" office:value-type="string">
            <text:p><text:span text:style-name="T9">- Choose Edit from Edit mode at the top </text:span><text:span text:style-name="T9">right of CLV in the page</text:span></text:p>
            <text:p><text:span text:style-name="T9">- Choose Date Creation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115" office:value-type="string">
            <text:p>Documents in CLV are sorted by Date created as <text:span text:style-name="T9">Descendant</text:span></text:p>
          </table:table-cell>
          <table:table-cell table:style-name="ce117"/>
          <table:table-cell table:style-name="ce128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26">
          <table:table-cell table:style-name="ce9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1" office:value-type="string">
            <text:p>ECMS_USR_06</text:p>
          </table:table-cell>
          <table:table-cell table:style-name="ce106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11" office:value-type="string">
            <text:p>WCM/CLV/Config/Sort</text:p>
          </table:table-cell>
          <table:table-cell table:style-name="ce111" office:value-type="string">
            <text:p>Check sorting documents list in CLV</text:p>
          </table:table-cell>
          <table:table-cell table:style-name="ce115" office:value-type="string">
            <text:p>Step 9: Sort by date created in Ascendant</text:p>
          </table:table-cell>
          <table:table-cell table:style-name="ce116" office:value-type="string">
            <text:p><text:span text:style-name="T9">- Choose Edit from Edit mode at the top </text:span><text:span text:style-name="T9">right of CLV in the page</text:span></text:p>
            <text:p><text:span text:style-name="T9">- Choose Date Creation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115" office:value-type="string">
            <text:p>Documents in CLV are sorted by Date created as A<text:span text:style-name="T9">scendant</text:span></text:p>
          </table:table-cell>
          <table:table-cell table:style-name="ce122"/>
          <table:table-cell table:style-name="ce129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26">
          <table:table-cell table:style-name="ce9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1" office:value-type="string">
            <text:p>ECMS_USR_06</text:p>
          </table:table-cell>
          <table:table-cell table:style-name="ce106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111" office:value-type="string">
            <text:p>WCM/CLV/Config/Sort</text:p>
          </table:table-cell>
          <table:table-cell table:style-name="ce111" office:value-type="string">
            <text:p>Check sorting documents list in CLV</text:p>
          </table:table-cell>
          <table:table-cell table:style-name="ce115" office:value-type="string">
            <text:p>Step 10: Sort by date modified in Descendant</text:p>
          </table:table-cell>
          <table:table-cell table:style-name="ce116" office:value-type="string">
            <text:p><text:span text:style-name="T9">- Choose Edit from Edit mode at the top </text:span><text:span text:style-name="T9">right of CLV in the page</text:span></text:p>
            <text:p><text:span text:style-name="T9">- Choose Modification Date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115" office:value-type="string">
            <text:p>Documents in CLV are sorted by Modification Date as <text:span text:style-name="T9">Descendant</text:span></text:p>
          </table:table-cell>
          <table:table-cell table:style-name="ce122"/>
          <table:table-cell table:style-name="ce129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26">
          <table:table-cell table:style-name="ce9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1" office:value-type="string">
            <text:p>ECMS_USR_06</text:p>
          </table:table-cell>
          <table:table-cell table:style-name="ce106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11" office:value-type="string">
            <text:p>WCM/CLV/Config/Sort</text:p>
          </table:table-cell>
          <table:table-cell table:style-name="ce111" office:value-type="string">
            <text:p>Check sorting documents list in CLV</text:p>
          </table:table-cell>
          <table:table-cell table:style-name="ce115" office:value-type="string">
            <text:p>Step 11: Sort by date modified in Ascendant</text:p>
          </table:table-cell>
          <table:table-cell table:style-name="ce116" office:value-type="string">
            <text:p><text:span text:style-name="T9">- Choose Edit from Edit mode at the top </text:span><text:span text:style-name="T9">right of CLV in the page</text:span></text:p>
            <text:p><text:span text:style-name="T9">- Choose Modification Date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115" office:value-type="string">
            <text:p>Documents in CLV are sorted by Modification Date as A<text:span text:style-name="T9">scendant</text:span></text:p>
          </table:table-cell>
          <table:table-cell table:style-name="ce122"/>
          <table:table-cell table:style-name="ce129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44" table:number-columns-repeated="2"/>
          <table:table-cell table:style-name="ce115" table:number-columns-repeated="3"/>
          <table:table-cell table:style-name="ce122"/>
          <table:table-cell table:style-name="ce129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8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2" table:number-columns-repeated="2"/>
          <table:table-cell table:style-name="ce129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129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1" table:number-rows-repeated="2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/>
          <table:table-cell table:style-name="ce129"/>
          <table:table-cell table:style-name="Default"/>
          <table:table-cell table:style-name="ce129" table:number-columns-repeated="234"/>
          <table:table-cell table:number-columns-repeated="9"/>
        </table:table-row>
        <table:table-row table:style-name="ro1" table:number-rows-repeated="3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129"/>
          <table:table-cell table:style-name="ce132" table:number-columns-repeated="2"/>
          <table:table-cell table:style-name="ce129" table:number-columns-repeated="235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95" table:number-columns-repeated="238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95" table:number-columns-repeated="238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95" table:number-columns-repeated="238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2"/>
          <table:table-cell table:style-name="ce123"/>
          <table:table-cell table:style-name="ce122"/>
          <table:table-cell table:style-name="ce95" table:number-columns-repeated="238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8"/>
          <table:table-cell table:style-name="ce117" table:number-columns-repeated="2"/>
          <table:table-cell table:style-name="ce122"/>
          <table:table-cell table:style-name="ce95" table:number-columns-repeated="238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8"/>
          <table:table-cell table:style-name="ce115" table:number-columns-repeated="2"/>
          <table:table-cell table:style-name="ce122"/>
          <table:table-cell table:style-name="ce95" table:number-columns-repeated="238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style-name="ce95" table:number-columns-repeated="238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8"/>
          <table:table-cell table:style-name="ce117" table:number-columns-repeated="2"/>
          <table:table-cell table:style-name="ce122"/>
          <table:table-cell table:style-name="ce95" table:number-columns-repeated="238"/>
          <table:table-cell table:number-columns-repeated="9"/>
        </table:table-row>
        <table:table-row table:style-name="ro1" table:number-rows-repeated="2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8"/>
          <table:table-cell table:style-name="ce117"/>
          <table:table-cell table:style-name="ce123"/>
          <table:table-cell table:style-name="ce122"/>
          <table:table-cell table:style-name="ce95" table:number-columns-repeated="238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8"/>
          <table:table-cell table:style-name="ce117" table:number-columns-repeated="2"/>
          <table:table-cell table:style-name="ce122"/>
          <table:table-cell table:style-name="ce95" table:number-columns-repeated="238"/>
          <table:table-cell table:number-columns-repeated="9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/>
          <table:table-cell table:style-name="ce115" table:number-columns-repeated="2"/>
          <table:table-cell table:style-name="ce122"/>
          <table:table-cell table:number-columns-repeated="247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number-columns-repeated="247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8"/>
          <table:table-cell table:style-name="ce117" table:number-columns-repeated="2"/>
          <table:table-cell table:style-name="ce122"/>
          <table:table-cell table:number-columns-repeated="247"/>
        </table:table-row>
        <table:table-row table:style-name="ro1" table:number-rows-repeated="2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8"/>
          <table:table-cell table:style-name="ce117"/>
          <table:table-cell table:style-name="ce123"/>
          <table:table-cell table:style-name="ce122"/>
          <table:table-cell table:number-columns-repeated="247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8"/>
          <table:table-cell table:style-name="ce117" table:number-columns-repeated="2"/>
          <table:table-cell table:style-name="ce122"/>
          <table:table-cell table:number-columns-repeated="247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/>
          <table:table-cell table:style-name="ce115" table:number-columns-repeated="2"/>
          <table:table-cell table:style-name="ce122"/>
          <table:table-cell table:number-columns-repeated="247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 table:number-columns-repeated="3"/>
          <table:table-cell table:style-name="ce122"/>
          <table:table-cell table:number-columns-repeated="247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8"/>
          <table:table-cell table:style-name="ce117" table:number-columns-repeated="2"/>
          <table:table-cell table:style-name="ce122"/>
          <table:table-cell table:number-columns-repeated="247"/>
        </table:table-row>
        <table:table-row table:style-name="ro1" table:number-rows-repeated="2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8"/>
          <table:table-cell table:style-name="ce117"/>
          <table:table-cell table:style-name="ce123"/>
          <table:table-cell table:style-name="ce122"/>
          <table:table-cell table:number-columns-repeated="247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8"/>
          <table:table-cell table:style-name="ce117" table:number-columns-repeated="2"/>
          <table:table-cell table:style-name="ce122"/>
          <table:table-cell table:number-columns-repeated="247"/>
        </table:table-row>
        <table:table-row table:style-name="ro1">
          <table:table-cell table:style-name="ce98"/>
          <table:table-cell table:style-name="ce41"/>
          <table:table-cell table:style-name="ce107"/>
          <table:table-cell table:style-name="ce112" table:number-columns-repeated="2"/>
          <table:table-cell table:style-name="ce117"/>
          <table:table-cell table:style-name="ce115" table:number-columns-repeated="2"/>
          <table:table-cell table:style-name="ce122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" table:number-rows-repeated="654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45" table:default-cell-style-name="Default"/>
        <table:table-row table:style-name="ro27">
          <table:table-cell table:style-name="ce137" office:value-type="string" table:number-columns-spanned="4" table:number-rows-spanned="2">
            <text:p>User Stories</text:p>
          </table:table-cell>
          <table:covered-table-cell table:style-name="ce140"/>
          <table:covered-table-cell table:style-name="ce140"/>
          <table:covered-table-cell table:style-name="ce140"/>
          <table:table-cell table:style-name="ce14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37"/>
          <table:covered-table-cell table:style-name="ce140"/>
          <table:covered-table-cell table:style-name="ce140"/>
          <table:covered-table-cell table:style-name="ce140"/>
          <table:covered-table-cell table:style-name="ce141"/>
          <table:table-cell table:number-columns-repeated="244"/>
        </table:table-row>
        <table:table-row table:style-name="ro28">
          <table:table-cell table:style-name="ce138" office:value-type="string">
            <text:p>Id</text:p>
          </table:table-cell>
          <table:table-cell table:style-name="ce141" office:value-type="string">
            <text:p>Functional Group</text:p>
          </table:table-cell>
          <table:table-cell table:style-name="ce141" office:value-type="string">
            <text:p>Functionality</text:p>
          </table:table-cell>
          <table:table-cell table:style-name="ce141" office:value-type="string">
            <text:p>Functionality summary</text:p>
          </table:table-cell>
          <table:covered-table-cell table:style-name="ce146"/>
          <table:table-cell table:number-columns-repeated="244"/>
        </table:table-row>
        <table:table-row table:style-name="ro24">
          <table:table-cell table:style-name="ce41" office:value-type="string">
            <text:p>US01</text:p>
          </table:table-cell>
          <table:table-cell table:style-name="ce142" office:value-type="string">
            <text:p>WCM</text:p>
          </table:table-cell>
          <table:table-cell table:style-name="ce144" office:value-type="string">
            <text:p>WCM / Content / Create_Public/CS1</text:p>
          </table:table-cell>
          <table:table-cell table:style-name="ce41" office:value-type="string">
            <text:p>Create and public content</text:p>
          </table:table-cell>
          <table:table-cell table:style-name="ce147" table:formula="of:=SUMPRODUCT(([WCM_User_Stories.B$5:WCM_User_Stories.B$1017]=[.$A4])*([WCM_User_Stories.A$5:WCM_User_Stories.A$1017]&lt;&gt;&quot;&quot;))" office:value-type="float" office:value="0">
            <text:p>0</text:p>
          </table:table-cell>
          <table:table-cell table:style-name="ce149" table:number-columns-repeated="3"/>
          <table:table-cell table:style-name="ce150" table:number-columns-repeated="241"/>
        </table:table-row>
        <table:table-row table:style-name="ro18">
          <table:table-cell table:style-name="ce41" office:value-type="string">
            <text:p>US02</text:p>
          </table:table-cell>
          <table:table-cell table:style-name="ce142" office:value-type="string">
            <text:p>WCM</text:p>
          </table:table-cell>
          <table:table-cell table:style-name="ce44" office:value-type="string">
            <text:p>WCM/Content/View/CS2</text:p>
          </table:table-cell>
          <table:table-cell table:style-name="ce41" office:value-type="string">
            <text:p>Edit a page and change category navigation</text:p>
          </table:table-cell>
          <table:table-cell table:style-name="ce147" table:formula="of:=SUMPRODUCT(([WCM_User_Stories.B$5:WCM_User_Stories.B$1017]=[.$A5])*([WCM_User_Stories.A$5:WCM_User_Stories.A$1017]&lt;&gt;&quot;&quot;))" office:value-type="float" office:value="0">
            <text:p>0</text:p>
          </table:table-cell>
          <table:table-cell table:style-name="ce149" table:number-columns-repeated="3"/>
          <table:table-cell table:style-name="ce150" table:number-columns-repeated="241"/>
        </table:table-row>
        <table:table-row table:style-name="ro18">
          <table:table-cell table:style-name="ce41" office:value-type="string">
            <text:p>US03</text:p>
          </table:table-cell>
          <table:table-cell table:style-name="ce142" office:value-type="string">
            <text:p>WCM</text:p>
          </table:table-cell>
          <table:table-cell table:style-name="ce44" office:value-type="string">
            <text:p>WCM/Localized content/CS3</text:p>
          </table:table-cell>
          <table:table-cell table:style-name="ce41" office:value-type="string">
            <text:p>Create a localized content</text:p>
          </table:table-cell>
          <table:table-cell table:style-name="ce147" table:formula="of:=SUMPRODUCT(([WCM_User_Stories.B$5:WCM_User_Stories.B$1017]=[.$A6])*([WCM_User_Stories.A$5:WCM_User_Stories.A$1017]&lt;&gt;&quot;&quot;))" office:value-type="float" office:value="0">
            <text:p>0</text:p>
          </table:table-cell>
          <table:table-cell table:style-name="ce149" table:number-columns-repeated="3"/>
          <table:table-cell table:style-name="ce150" table:number-columns-repeated="241"/>
        </table:table-row>
        <table:table-row table:style-name="ro18">
          <table:table-cell table:style-name="ce41" office:value-type="string">
            <text:p>US04</text:p>
          </table:table-cell>
          <table:table-cell table:style-name="ce142" office:value-type="string">
            <text:p>WCM</text:p>
          </table:table-cell>
          <table:table-cell table:style-name="ce44" office:value-type="string">
            <text:p>WCM/Admin bar/A1</text:p>
          </table:table-cell>
          <table:table-cell table:style-name="ce44" office:value-type="string">
            <text:p>Check showing admin bar for users in different roles</text:p>
          </table:table-cell>
          <table:table-cell table:style-name="ce147" table:formula="of:=SUMPRODUCT(([WCM_User_Stories.B$5:WCM_User_Stories.B$1017]=[.$A7])*([WCM_User_Stories.A$5:WCM_User_Stories.A$1017]&lt;&gt;&quot;&quot;))" office:value-type="float" office:value="0">
            <text:p>0</text:p>
          </table:table-cell>
          <table:table-cell table:style-name="ce149" table:number-columns-repeated="3"/>
          <table:table-cell table:style-name="ce150" table:number-columns-repeated="241"/>
        </table:table-row>
        <table:table-row table:style-name="ro18">
          <table:table-cell table:style-name="ce41" office:value-type="string">
            <text:p>US05</text:p>
          </table:table-cell>
          <table:table-cell table:style-name="ce142" office:value-type="string">
            <text:p>WCM</text:p>
          </table:table-cell>
          <table:table-cell table:style-name="ce44" office:value-type="string">
            <text:p>WCM/Dashboard/D1</text:p>
          </table:table-cell>
          <table:table-cell table:style-name="ce44" office:value-type="string">
            <text:p>Check using Latest edited document gadget</text:p>
          </table:table-cell>
          <table:table-cell table:style-name="ce147" table:formula="of:=SUMPRODUCT(([WCM_User_Stories.B$5:WCM_User_Stories.B$1017]=[.$A8])*([WCM_User_Stories.A$5:WCM_User_Stories.A$1017]&lt;&gt;&quot;&quot;))" office:value-type="float" office:value="0">
            <text:p>0</text:p>
          </table:table-cell>
          <table:table-cell table:style-name="ce149" table:number-columns-repeated="3"/>
          <table:table-cell table:style-name="ce150" table:number-columns-repeated="241"/>
        </table:table-row>
        <table:table-row table:style-name="ro18">
          <table:table-cell table:style-name="ce41" office:value-type="string">
            <text:p>US06</text:p>
          </table:table-cell>
          <table:table-cell table:style-name="ce142" office:value-type="string">
            <text:p>WCM</text:p>
          </table:table-cell>
          <table:table-cell table:style-name="ce44" office:value-type="string">
            <text:p>WCM/CLV/Config/Sort</text:p>
          </table:table-cell>
          <table:table-cell table:style-name="ce44" office:value-type="string">
            <text:p>Check sorting documents list in CLV</text:p>
          </table:table-cell>
          <table:table-cell table:style-name="ce147" table:formula="of:=SUMPRODUCT(([WCM_User_Stories.B$5:WCM_User_Stories.B$1017]=[.$A9])*([WCM_User_Stories.A$5:WCM_User_Stories.A$1017]&lt;&gt;&quot;&quot;))" office:value-type="float" office:value="0">
            <text:p>0</text:p>
          </table:table-cell>
          <table:table-cell table:style-name="ce149" table:number-columns-repeated="3"/>
          <table:table-cell table:style-name="ce150" table:number-columns-repeated="241"/>
        </table:table-row>
        <table:table-row table:style-name="ro29">
          <table:table-cell table:style-name="ce139" office:value-type="string" table:number-columns-spanned="4" table:number-rows-spanned="1">
            <text:p>TOTAL</text:p>
          </table:table-cell>
          <table:covered-table-cell table:style-name="ce143"/>
          <table:covered-table-cell table:style-name="ce145"/>
          <table:covered-table-cell table:style-name="ce145"/>
          <table:table-cell table:style-name="ce148" table:formula="of:=SUM([.E4:.E9])" office:value-type="float" office:value="0">
            <text:p>0</text:p>
          </table:table-cell>
          <table:table-cell table:number-columns-repeated="244"/>
        </table:table-row>
        <table:table-row table:style-name="ro1" table:number-rows-repeated="65525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07/14/2010</text:date>, <text:time>17:2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07-14T17:22:35.79</dc:date>
    <meta:print-date>2008-06-17T00:45:47</meta:print-date>
    <dc:language>en-US</dc:language>
    <meta:editing-cycles>755</meta:editing-cycles>
    <meta:editing-duration>PT321H27M40S</meta:editing-duration>
    <meta:document-statistic meta:table-count="4" meta:cell-count="422" meta:object-count="1"/>
    <meta:user-defined meta:name="Info 1"/>
    <meta:user-defined meta:name="Info 2"/>
    <meta:user-defined meta:name="Info 3"/>
    <meta:user-defined meta:name="Info 4"/>
  </office:meta>
</office:document-meta>
</file>